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2" style:family="paragraph" style:parent-style-name="Standard">
      <style:paragraph-properties fo:margin-top="0cm" fo:margin-bottom="0.353cm" fo:line-height="115%"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3" style:family="paragraph" style:parent-style-name="Standard">
      <style:text-propertie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P6" style:family="paragraph" style:parent-style-name="Standard">
      <style:paragraph-properties style:text-autospace="none"/>
    </style:style>
    <style:style style:name="T1" style:family="text">
      <style:text-properties style:font-name="Calibri" fo:font-size="11pt" fo:language="zxx" fo:country="none" style:font-name-asian="Calibri" style:font-size-asian="11pt" style:font-name-complex="Calibri"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neral Settings, Tools, Subtleties, Tips, do and don’t’</text:p>
      <text:p text:style-name="Standard"/>
      <text:p text:style-name="P2">If the stopwatch is in the way ,use the timer of the ADF</text:p>
      <text:p text:style-name="P2">Want to have a bigger map, you can stretch it by dragging the corners and you can turn it off by just hitting &lt;Enter&gt;</text:p>
      <text:p text:style-name="P2">Things just not working out, go to View, Instant Replay or even better File Save Flight Recorder Tape and you can analyse your flight as often as you wish.</text:p>
      <text:p text:style-name="P1">Low altitude stall and spin, hit &lt;Ctrl&gt; U to give you more altitude and time to recover.</text:p>
      <text:p text:style-name="P1">Do not close a session by closing the window, use the proper file exit and exit option, otherwise your aircraft settings will not be saved.Backup, !!! At least your Scenery folders unless you got it all on DVD or even better burn an image of your disk using a tool like Norton Ghost, so if your disk crashes or the machine dies, the whole lot can be restored in no time.</text:p>
      <text:p text:style-name="P1">Machine running slow, close what you do not need, trim down window background services , work offline, get a faster cpu or add a memory stick......</text:p>
      <text:p text:style-name="P1">If constrained by low system resources disable automatic scenery download while flying<text:line-break/>Use a ring binder to organise your paper based support materials or your desk will clutter up in no time.</text:p>
      <text:p text:style-name="P3">Useful Tools</text:p>
      <text:p text:style-name="P3"/>
      <text:p text:style-name="Standard">E6B Online</text:p>
      <text:p text:style-name="Standard"/>
      <text:p text:style-name="Standard"><text:a xlink:type="simple" xlink:href="https://www.e6bx.com/e6b/" text:style-name="Internet_20_link" text:visited-style-name="Visited_20_Internet_20_Link">https://www.e6bx.com/e6b/</text:a></text:p>
      <text:p text:style-name="Standard"/>
      <text:p text:style-name="Standard">VE6B download for in cockpit use</text:p>
      <text:p text:style-name="Standard"/>
      <text:p text:style-name="Standard"><text:a xlink:type="simple" xlink:href="http://downloads.informer.com/virtual-e6-b/1.4/" text:style-name="Internet_20_link" text:visited-style-name="Visited_20_Internet_20_Link">http://downloads.informer.com/virtual-e6-b/1.4/</text:a></text:p>
      <text:p text:style-name="Standard"/>
      <text:p text:style-name="Standard">PicPick</text:p>
      <text:p text:style-name="Standard"/>
      <text:p text:style-name="Standard">Nice Toolkit containing a protractor allowing you to measure any angle on the screen</text:p>
      <text:p text:style-name="Standard"/>
      <text:p text:style-name="Standard"><text:a xlink:type="simple" xlink:href="http://ngwin.com/picpick" text:style-name="Internet_20_link" text:visited-style-name="Visited_20_Internet_20_Link">http://ngwin.com/picpick</text:a></text:p>
      <text:p text:style-name="Standard"/>
      <text:p text:style-name="Standard">Worldwide navaid listing</text:p>
      <text:p text:style-name="Standard"/>
      <text:p text:style-name="P1">Listings by country, which airports have VOR, NDB, etc including range</text:p>
      <text:p text:style-name="P4"><text:a xlink:type="simple" xlink:href="http://www.openaip.net/navaids?field_openaip_navaid_type_value_many_to_one=2&amp;title=&amp;field_openaip_navaid_id_value=&amp;field_openaip_navaid_country_value_many_to_one=14" text:style-name="Internet_20_link" text:visited-style-name="Visited_20_Internet_20_Link"><text:span text:style-name="T1">http://www.openaip.net/navaids?field_openaip_navaid_type_value_many_to_one=2&amp;title=&amp;field_openaip_navaid_id_value=&amp;field_openaip_navaid_country_value_many_to_one=14</text:span></text:a></text:p>
      <text:p text:style-name="P5"/>
      <text:p text:style-name="P4"><text:span text:style-name="T1">You most likely love this one - <text:s/></text:span><text:a xlink:type="simple" xlink:href="http://www.vatspa.es/index.php/es/pilotos/manuales-y-tutoriales?download=42:handy-sheet-30" text:style-name="Internet_20_link" text:visited-style-name="Visited_20_Internet_20_Link">www.vatspa.es/index.php/es/pilotos/manuales-y-tutoriales?download=42:handy-sheet-30</text:a></text:p>
      <text:p text:style-name="P4"/>
      <text:p text:style-name="P4">GPS to decimal converter: <text:s/><text:a xlink:type="simple" xlink:href="https://www.latlong.net/degrees-minutes-seconds-to-decimal-degrees" text:style-name="Internet_20_link" text:visited-style-name="Visited_20_Internet_20_Link">https://www.latlong.net/degrees-minutes-seconds-to-decimal-degrees</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09T23:53:10.32</meta:creation-date>
    <dc:date>2017-09-30T11:12:29.90</dc:date>
    <dc:creator>Gerhard Kick</dc:creator>
    <meta:editing-duration>PT1H43M55S</meta:editing-duration>
    <meta:editing-cycles>7</meta:editing-cycles>
    <meta:generator>OpenOffice/4.1.3$Win32 OpenOffice.org_project/413m1$Build-9783</meta:generator>
    <meta:document-statistic meta:table-count="0" meta:image-count="0" meta:object-count="0" meta:page-count="1" meta:paragraph-count="21" meta:word-count="276" meta:character-count="1889"/>
  </office:meta>
</office:document-meta>
</file>